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0c0f3c"/>
    </style:style>
    <style:style style:name="P2" style:family="paragraph" style:parent-style-name="Standard">
      <style:text-properties fo:font-weight="normal" officeooo:paragraph-rsid="000ace4d" style:font-weight-asian="normal" style:font-weight-complex="normal"/>
    </style:style>
    <style:style style:name="P3" style:family="paragraph" style:parent-style-name="Standard">
      <style:text-properties fo:font-weight="normal" officeooo:rsid="000dd1ba" officeooo:paragraph-rsid="000dd1ba" style:font-weight-asian="normal" style:font-weight-complex="normal"/>
    </style:style>
    <style:style style:name="P4" style:family="paragraph" style:parent-style-name="Standard">
      <style:text-properties fo:font-weight="normal" officeooo:rsid="000e1fc4" officeooo:paragraph-rsid="000e1fc4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officeooo:rsid="000c0f3c" officeooo:paragraph-rsid="000cfe69" style:font-size-asian="16pt" style:font-size-complex="16pt"/>
    </style:style>
    <style:style style:name="P7" style:family="paragraph" style:parent-style-name="Standard">
      <style:text-properties officeooo:rsid="00244dd7" officeooo:paragraph-rsid="00100636"/>
    </style:style>
    <style:style style:name="P8" style:family="paragraph" style:parent-style-name="Standard">
      <style:text-properties officeooo:rsid="00100636" officeooo:paragraph-rsid="00100636"/>
    </style:style>
    <style:style style:name="P9" style:family="paragraph" style:parent-style-name="Standard">
      <style:text-properties fo:font-weight="normal" officeooo:rsid="001d9fc7" officeooo:paragraph-rsid="00100636" style:font-weight-asian="normal" style:font-weight-complex="normal"/>
    </style:style>
    <style:style style:name="P10" style:family="paragraph" style:parent-style-name="Text_20_body" style:list-style-name="L1">
      <style:text-properties fo:font-weight="normal" officeooo:rsid="000ace4d" style:font-weight-asian="normal" style:font-weight-complex="normal"/>
    </style:style>
    <style:style style:name="T1" style:family="text">
      <style:text-properties officeooo:rsid="000ace4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cfe69"/>
    </style:style>
    <style:style style:name="T4" style:family="text">
      <style:text-properties officeooo:rsid="000dd1ba"/>
    </style:style>
    <style:style style:name="T5" style:family="text">
      <style:text-properties officeooo:rsid="000e1fc4"/>
    </style:style>
    <style:style style:name="T6" style:family="text">
      <style:text-properties officeooo:rsid="00100636"/>
    </style:style>
    <style:style style:name="T7" style:family="text">
      <style:text-properties officeooo:rsid="0011aad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eek 10 <text:span text:style-name="T3">- </text:span>Assignment </text:p>
      <text:p text:style-name="P5"/>
      <text:p text:style-name="Standard"/>
      <text:p text:style-name="P2"><text:span text:style-name="T1">1. </text:span>Define ATPG and explain its role in digital circuit testing.</text:p>
      <text:p text:style-name="P2"><text:span text:style-name="T1">2. </text:span>What is the significance of the fault model in ATPG?</text:p>
      <text:p text:style-name="P2"><text:span text:style-name="T1">3. </text:span>Explain the process of generating test patterns using ATPG.</text:p>
      <text:p text:style-name="P2"><text:span text:style-name="T1">4. </text:span>Explain how ATPG tools handle <text:s/>stuck-at faults <text:span text:style-name="T4">and @speed faults</text:span>.</text:p>
      <text:p text:style-name="P3">5. Differentiate test coverage and fault coverage. Which one is greater and why?</text:p>
      <text:p text:style-name="P3">6. Differentiate combination<text:span text:style-name="T5">al </text:span>ATPG and <text:span text:style-name="T5">sequential</text:span> ATPG.</text:p>
      <text:p text:style-name="P4"/>
      <text:p text:style-name="P4"/>
      <text:p text:style-name="P7">Lab work</text:p>
      <text:p text:style-name="P7"/>
      <text:p text:style-name="P7">1. <text:span text:style-name="T6">Understand ATPG scripts of lab1 &amp; lab2</text:span></text:p>
      <text:p text:style-name="P8">2. Run scripts of lab <text:span text:style-name="T7">1</text:span> &amp; <text:span text:style-name="T7">2</text:span> and overlook the log files of various commands.</text:p>
      <text:p text:style-name="P9"/>
      <text:p text:style-name="P1"><text:span text:style-name="Strong_20_Emphasis"><text:span text:style-name="T2"/></text:span></text:p>
      <text:list xml:id="list1833072464" text:style-name="L1">
        <text:list-header>
          <text:p text:style-name="P1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04T10:47:58.847462390</meta:creation-date>
    <dc:date>2024-09-17T15:00:11.270496455</dc:date>
    <meta:editing-duration>PT28M59S</meta:editing-duration>
    <meta:editing-cycles>4</meta:editing-cycles>
    <meta:generator>LibreOffice/5.3.6.1$Linux_X86_64 LibreOffice_project/30$Build-1</meta:generator>
    <meta:document-statistic meta:table-count="0" meta:image-count="0" meta:object-count="0" meta:page-count="1" meta:paragraph-count="11" meta:word-count="94" meta:character-count="530" meta:non-whitespace-character-count="445"/>
  </office:meta>
</office:document-meta>
</file>